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7b02" officeooo:paragraph-rsid="00087b02"/>
    </style:style>
    <style:style style:name="P2" style:family="paragraph" style:parent-style-name="Standard" style:list-style-name="L3">
      <style:text-properties officeooo:rsid="00094ccb" officeooo:paragraph-rsid="000953d6"/>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4">
      <style:text-properties officeooo:rsid="000953d6" officeooo:paragraph-rsid="000953d6"/>
    </style:style>
    <style:style style:name="P6" style:family="paragraph" style:parent-style-name="Standard" style:list-style-name="L5"/>
    <style:style style:name="P7" style:family="paragraph" style:parent-style-name="Standard" style:list-style-name="L5">
      <style:text-properties officeooo:paragraph-rsid="0019f616"/>
    </style:style>
    <style:style style:name="P8" style:family="paragraph" style:parent-style-name="Standard" style:list-style-name="L6"/>
    <style:style style:name="P9" style:family="paragraph" style:parent-style-name="Standard">
      <style:text-properties officeooo:rsid="001f1f48" officeooo:paragraph-rsid="001f1f48"/>
    </style:style>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9">
      <style:text-properties officeooo:rsid="00278a38" officeooo:paragraph-rsid="00278a38"/>
    </style:style>
    <style:style style:name="P14" style:family="paragraph" style:parent-style-name="Standard">
      <style:text-properties officeooo:rsid="002abc33" officeooo:paragraph-rsid="002abc33"/>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officeooo:rsid="000ce016" officeooo:paragraph-rsid="000ce016"/>
    </style:style>
    <style:style style:name="P17" style:family="paragraph" style:parent-style-name="Text_20_body">
      <style:text-properties officeooo:rsid="00087b02" officeooo:paragraph-rsid="00087b02"/>
    </style:style>
    <style:style style:name="P18" style:family="paragraph" style:parent-style-name="Text_20_body">
      <style:paragraph-properties fo:text-align="center" style:justify-single-word="false"/>
    </style:style>
    <style:style style:name="P19" style:family="paragraph" style:parent-style-name="Text_20_body">
      <style:text-properties officeooo:rsid="00094ccb" officeooo:paragraph-rsid="00094ccb"/>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officeooo:paragraph-rsid="000953d6"/>
    </style:style>
    <style:style style:name="P23" style:family="paragraph" style:parent-style-name="Text_20_body">
      <style:text-properties officeooo:paragraph-rsid="000953d6"/>
    </style:style>
    <style:style style:name="P24" style:family="paragraph" style:parent-style-name="Text_20_body">
      <style:text-properties officeooo:rsid="000953d6" officeooo:paragraph-rsid="000953d6"/>
    </style:style>
    <style:style style:name="P25" style:family="paragraph" style:parent-style-name="Text_20_body">
      <style:text-properties officeooo:rsid="0009d793" officeooo:paragraph-rsid="0009d793"/>
    </style:style>
    <style:style style:name="P26" style:family="paragraph" style:parent-style-name="Text_20_body">
      <style:text-properties officeooo:paragraph-rsid="0009d793"/>
    </style:style>
    <style:style style:name="P27" style:family="paragraph" style:parent-style-name="Text_20_body">
      <style:text-properties officeooo:rsid="000b0a36" officeooo:paragraph-rsid="000b0a36"/>
    </style:style>
    <style:style style:name="P28" style:family="paragraph" style:parent-style-name="Text_20_body">
      <style:text-properties officeooo:rsid="000b0a36" officeooo:paragraph-rsid="000be667"/>
    </style:style>
    <style:style style:name="P29" style:family="paragraph" style:parent-style-name="Text_20_body">
      <style:text-properties officeooo:rsid="000ce016" officeooo:paragraph-rsid="000ce016"/>
    </style:style>
    <style:style style:name="P30" style:family="paragraph" style:parent-style-name="Text_20_body">
      <style:text-properties officeooo:rsid="000ea112" officeooo:paragraph-rsid="000ea112"/>
    </style:style>
    <style:style style:name="P31" style:family="paragraph" style:parent-style-name="Text_20_body">
      <style:text-properties officeooo:rsid="000f60a7" officeooo:paragraph-rsid="000f60a7"/>
    </style:style>
    <style:style style:name="P32" style:family="paragraph" style:parent-style-name="Text_20_body">
      <style:text-properties fo:font-weight="bold" officeooo:rsid="000f60a7" officeooo:paragraph-rsid="000f60a7" style:font-weight-asian="bold" style:font-weight-complex="bold"/>
    </style:style>
    <style:style style:name="P33" style:family="paragraph" style:parent-style-name="Text_20_body">
      <style:text-properties fo:font-weight="bold" officeooo:paragraph-rsid="000953d6" style:font-weight-asian="bold" style:font-weight-complex="bold"/>
    </style:style>
    <style:style style:name="P34" style:family="paragraph" style:parent-style-name="Text_20_body">
      <style:text-properties officeooo:rsid="00101317" officeooo:paragraph-rsid="00101317"/>
    </style:style>
    <style:style style:name="P35" style:family="paragraph" style:parent-style-name="Text_20_body">
      <style:text-properties officeooo:rsid="0010f367" officeooo:paragraph-rsid="0010f367"/>
    </style:style>
    <style:style style:name="P36" style:family="paragraph" style:parent-style-name="Text_20_body">
      <style:text-properties officeooo:rsid="0015dfdb" officeooo:paragraph-rsid="0015dfdb"/>
    </style:style>
    <style:style style:name="P37" style:family="paragraph" style:parent-style-name="Text_20_body">
      <style:text-properties officeooo:rsid="00185be8" officeooo:paragraph-rsid="00185be8"/>
    </style:style>
    <style:style style:name="P38" style:family="paragraph" style:parent-style-name="Text_20_body" style:list-style-name="L5"/>
    <style:style style:name="P39" style:family="paragraph" style:parent-style-name="Text_20_body">
      <style:text-properties officeooo:rsid="001da4af" officeooo:paragraph-rsid="001da4af"/>
    </style:style>
    <style:style style:name="P40" style:family="paragraph" style:parent-style-name="Text_20_body">
      <style:text-properties officeooo:paragraph-rsid="002e71d2"/>
    </style:style>
    <style:style style:name="P41" style:family="paragraph" style:parent-style-name="Text_20_body">
      <style:text-properties officeooo:rsid="0030473c" officeooo:paragraph-rsid="0030473c"/>
    </style:style>
    <style:style style:name="P42" style:family="paragraph" style:parent-style-name="Text_20_body" style:list-style-name="L10">
      <style:text-properties officeooo:rsid="0030473c" officeooo:paragraph-rsid="0030473c"/>
    </style:style>
    <style:style style:name="P43" style:family="paragraph" style:parent-style-name="Text_20_body">
      <style:paragraph-properties fo:margin-left="1.251cm" fo:margin-right="0cm" fo:text-indent="0cm" style:auto-text-indent="false"/>
    </style:style>
    <style:style style:name="P44" style:family="paragraph" style:parent-style-name="Heading_20_1">
      <style:text-properties officeooo:rsid="000953d6" officeooo:paragraph-rsid="000953d6"/>
    </style:style>
    <style:style style:name="P45" style:family="paragraph" style:parent-style-name="Preformatted_20_Text">
      <style:text-properties officeooo:paragraph-rsid="000953d6"/>
    </style:style>
    <style:style style:name="P46" style:family="paragraph" style:parent-style-name="Preformatted_20_Text" style:list-style-name="L7"/>
    <style:style style:name="P47" style:family="paragraph" style:parent-style-name="Preformatted_20_Text">
      <style:paragraph-properties fo:margin-left="1.251cm" fo:margin-right="0cm" fo:text-indent="0cm" style:auto-text-indent="false"/>
    </style:style>
    <style:style style:name="P48" style:family="paragraph" style:parent-style-name="Preformatted_20_Text">
      <style:paragraph-properties fo:margin-left="1.251cm" fo:margin-right="0cm" fo:text-indent="0cm" style:auto-text-indent="false"/>
      <style:text-properties officeooo:paragraph-rsid="00253b04"/>
    </style:style>
    <style:style style:name="P49" style:family="paragraph" style:parent-style-name="Preformatted_20_Text">
      <style:paragraph-properties fo:margin-left="1.251cm" fo:margin-right="0cm" fo:text-indent="0cm" style:auto-text-indent="false"/>
      <style:text-properties officeooo:rsid="00253b04" officeooo:paragraph-rsid="00253b04"/>
    </style:style>
    <style:style style:name="P50" style:family="paragraph" style:parent-style-name="Preformatted_20_Text">
      <style:paragraph-properties fo:margin-left="1.251cm" fo:margin-right="0cm" fo:text-indent="0cm" style:auto-text-indent="false"/>
      <style:text-properties officeooo:rsid="00261d87" officeooo:paragraph-rsid="00261d87"/>
    </style:style>
    <style:style style:name="P51" style:family="paragraph" style:parent-style-name="Preformatted_20_Text">
      <style:paragraph-properties fo:margin-left="1.251cm" fo:margin-right="0cm" fo:text-indent="0cm" style:auto-text-indent="false"/>
      <style:text-properties officeooo:rsid="002c5e24" officeooo:paragraph-rsid="002c5e24"/>
    </style:style>
    <style:style style:name="P52" style:family="paragraph" style:parent-style-name="Preformatted_20_Text">
      <style:paragraph-properties fo:margin-left="2.501cm" fo:margin-right="0cm" fo:text-indent="0cm" style:auto-text-indent="false"/>
    </style:style>
    <style:style style:name="T1" style:family="text">
      <style:text-properties officeooo:rsid="000953d6"/>
    </style:style>
    <style:style style:name="T2" style:family="text">
      <style:text-properties officeooo:rsid="0009d793"/>
    </style:style>
    <style:style style:name="T3" style:family="text">
      <style:text-properties fo:font-weight="bold" style:font-weight-asian="bold" style:font-weight-complex="bold"/>
    </style:style>
    <style:style style:name="T4" style:family="text">
      <style:text-properties fo:font-weight="bold" officeooo:rsid="0009d793" style:font-weight-asian="bold" style:font-weight-complex="bold"/>
    </style:style>
    <style:style style:name="T5" style:family="text">
      <style:text-properties fo:font-weight="bold" officeooo:rsid="000be667" style:font-weight-asian="bold" style:font-weight-complex="bold"/>
    </style:style>
    <style:style style:name="T6" style:family="text">
      <style:text-properties fo:font-weight="bold" officeooo:rsid="000ea112" style:font-weight-asian="bold" style:font-weight-complex="bold"/>
    </style:style>
    <style:style style:name="T7" style:family="text">
      <style:text-properties fo:font-weight="bold" officeooo:rsid="0019f616" style:font-weight-asian="bold" style:font-weight-complex="bold"/>
    </style:style>
    <style:style style:name="T8" style:family="text">
      <style:text-properties fo:font-weight="bold" officeooo:rsid="001f1f48" style:font-weight-asian="bold" style:font-weight-complex="bold"/>
    </style:style>
    <style:style style:name="T9" style:family="text">
      <style:text-properties officeooo:rsid="000b0a36"/>
    </style:style>
    <style:style style:name="T10" style:family="text">
      <style:text-properties officeooo:rsid="000be667"/>
    </style:style>
    <style:style style:name="T11" style:family="text">
      <style:text-properties officeooo:rsid="0016c231"/>
    </style:style>
    <style:style style:name="T12" style:family="text">
      <style:text-properties officeooo:rsid="0019f616"/>
    </style:style>
    <style:style style:name="T13" style:family="text">
      <style:text-properties officeooo:rsid="001f1f48"/>
    </style:style>
    <style:style style:name="T14" style:family="text">
      <style:text-properties officeooo:rsid="0020ed01"/>
    </style:style>
    <style:style style:name="T15" style:family="text">
      <style:text-properties officeooo:rsid="00253b04"/>
    </style:style>
    <style:style style:name="T16" style:family="text">
      <style:text-properties officeooo:rsid="002e71d2"/>
    </style:style>
    <style:style style:name="T17" style:family="text">
      <style:text-properties officeooo:rsid="003047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LMSGI, Unidad 4: </text:span>DTD <text:span text:style-name="T1">y XML Schema <text:s/></text:span></text:p>
      <text:h text:style-name="Heading_20_1" text:outline-level="1">XML</text:h>
      <text:p text:style-name="P1">Prólogo</text:p>
      <text:p text:style-name="P1"><text:tab/>Definición: <text:s/></text:p>
      <text:p text:style-name="P1"><text:tab/>Declaración de tipo de documento</text:p>
      <text:p text:style-name="P1">Ejemplar</text:p>
      <text:h text:style-name="Heading_20_1" text:outline-level="1">Declaración de tipo de documento</text:h>
      <text:p text:style-name="P18">Declaración + def. del tipo de doc. (DTD) + declaraciones de marcado (interno y externo) </text:p>
      <text:p text:style-name="P17">Subconjunto <text:span text:style-name="T3">interno</text:span> entre corchetes []</text:p>
      <text:p text:style-name="P17">Subconjunto <text:span text:style-name="T3">externo</text:span></text:p>
      <text:p text:style-name="P47">&lt;!DOCTYPE nombre_ejemplar SYSTEM "URI"</text:p>
      <text:p text:style-name="P47">&lt;!DOCTYPE nombre_ejemplar PUBLIC "id_publico" "URI"</text:p>
      <text:p text:style-name="P33"><text:line-break/>Los espacios de nombres, o namespaces, nos permiten <text:s/></text:p>
      <text:list xml:id="list3918559010989784454" text:style-name="L3">
        <text:list-item>
          <text:p text:style-name="P2">Diferenciar <text:s/>entre <text:s/>los <text:s/>elementos <text:s/>y <text:s/>atributos <text:s/>de <text:s/>distintos <text:s/>vocabularios <text:s/>con <text:s/>diferentes <text:s/>significados <text:s/>que comparten nombre. </text:p>
        </text:list-item>
        <text:list-item>
          <text:p text:style-name="P22">Agrupar <text:s/>todos <text:s/>los <text:s/>elementos <text:s/>y <text:s/>atributos <text:s/>relacionados <text:s/>de <text:s/>una <text:s/>aplicación <text:s/>XML <text:s/>para <text:s/>que <text:s/>el <text:s/>software pueda reconocerlos con facilidad. </text:p>
        </text:list-item>
      </text:list>
      <text:p text:style-name="P24">Se declaran: </text:p>
      <text:p text:style-name="P45">xmnls:"URI_namespace"</text:p>
      <text:p text:style-name="P23">o bien, <text:span text:style-name="T1">si se usa un prefijo:</text:span></text:p>
      <text:p text:style-name="P45">xmnls:prefijo="URI_namespace"</text:p>
      <text:h text:style-name="P44" text:outline-level="1">Ejemplar</text:h>
      <text:p text:style-name="P19">El dato será un elemento si cumple alguna de las siguientes condiciones: <text:s/></text:p>
      <text:list xml:id="list3938427075174153586" text:style-name="L1">
        <text:list-item>
          <text:p text:style-name="P3">Contiene subestructuras. </text:p>
        </text:list-item>
        <text:list-item>
          <text:p text:style-name="P3">Es de un tamaño considerable. </text:p>
        </text:list-item>
        <text:list-item>
          <text:p text:style-name="P3">Su valor cambia frecuentemente. </text:p>
        </text:list-item>
        <text:list-item>
          <text:p text:style-name="P20">Su valor va a ser mostrado a un usuario o aplicación. </text:p>
        </text:list-item>
      </text:list>
      <text:p text:style-name="P19">Los casos en los que el dato será un atributo son: <text:s/></text:p>
      <text:list xml:id="list4399149753565814552" text:style-name="L2">
        <text:list-item>
          <text:p text:style-name="P4">El dato es de pequeño tamaño y su valor raramente cambia, aunque hay situaciones en las que este caso puede ser un elemento. </text:p>
        </text:list-item>
        <text:list-item>
          <text:p text:style-name="P4">El dato solo puede tener unos cuantos valores fijos. </text:p>
        </text:list-item>
        <text:list-item>
          <text:p text:style-name="P21">El dato guía el procesamiento XML pero no se va a mostrar. </text:p>
        </text:list-item>
      </text:list>
      <text:h text:style-name="Heading_20_1" text:outline-level="1">DTD</text:h>
      <text:list xml:id="list1909337761357866243" text:style-name="L4">
        <text:list-item>
          <text:p text:style-name="P5">Especificar la estructura del documento. </text:p>
        </text:list-item>
        <text:list-item>
          <text:p text:style-name="P5">Reflejar <text:s/>una <text:s/>restricción <text:s/>de <text:s/>integridad <text:s/>referencial mínima utilizando (ID e IDREF). </text:p>
        </text:list-item>
        <text:list-item>
          <text:p text:style-name="P5">Utilizar unos pequeños mecanismos de abstracción comparables a las macros, que son las entidades. <text:s/>Incluir documentos externos.</text:p>
        </text:list-item>
      </text:list>
      <text:h text:style-name="Heading_20_2" text:outline-level="2"><text:soft-page-break/>Declaraciones de tipos de elementos terminale<text:span text:style-name="T1">s</text:span></text:h>
      <text:p text:style-name="P26"><text:span text:style-name="T2">Datos de las </text:span><text:span text:style-name="T4">hojas del árbol</text:span><text:span text:style-name="T2"> del documento </text:span><text:span text:style-name="T3">&lt;!ELEMENT</text:span> <text:span text:style-name="T2">seguido del nombre y de:</text:span></text:p>
      <text:p text:style-name="P25">- <text:span text:style-name="T3">EMPTY</text:span>: <text:s/>Indica <text:s/>que <text:s/>el <text:s/>elemento <text:s/>no <text:s/>contiene nada. </text:p>
      <text:p text:style-name="P47">&lt;!ELEMENT A EMPTY&gt;</text:p>
      <text:p text:style-name="Text_20_body">- <text:span text:style-name="T3">ANY</text:span>: <text:s/>Permite <text:s/>que <text:s/>el <text:s/>contenido <text:s/>del <text:s/>elemento <text:s/>sea <text:s/>cualquier <text:s/>cosa. <text:s/></text:p>
      <text:p text:style-name="P47">&lt;!ELEMENT A ANY&gt;</text:p>
      <text:p text:style-name="Text_20_body">- <text:span text:style-name="T3">(#PCDATA)</text:span>: Indica que los datos son analizados en busca de etiquetas, resultando que el elemento no puede <text:s/>contener <text:s/>elementos, es decir <text:s/>solo <text:s/>puede <text:s/>contener <text:s/>datos de <text:s/>tipo <text:s/>carácter <text:span text:style-name="T2">e</text:span>xceptuando <text:s/>los siguientes: &lt;, &amp;, ]], &gt;. Si es de este tipo, el elemento A tendrá una definición: </text:p>
      <text:p text:style-name="P47">&lt;!ELEMENT A (#PCDATA)&gt;</text:p>
      <text:p text:style-name="Text_20_body"><text:span text:style-name="T3">Ejemplo</text:span>: DTD de &lt;alumno&gt;Olga Velarde Cobo&lt;/alumno&gt; es &lt;!ELEMENT alumno (#PCDATA)&gt;</text:p>
      <text:h text:style-name="Heading_20_2" text:outline-level="2">Declaraciones de tipos de elementos no terminales</text:h>
      <text:p text:style-name="P27">Definen las <text:span text:style-name="T3">ramas del árbol</text:span>, es decir, elementos que contienen otros elementos. Grupos.</text:p>
      <text:p text:style-name="Preformatted_20_Text">&lt;!ELEMENT A (B, C)&gt;</text:p>
      <text:p text:style-name="Text_20_body"><text:span text:style-name="T9">L</text:span>os siguientes operadores, nos permiten definir la cardinalidad ( Cantidad de veces que un elemento puede aparecer en un documento) de un elemento:</text:p>
      <text:p text:style-name="P27"><text:span text:style-name="T3">Operador opción, ?</text:span>. Indica que el elemento no es obligatorio. En el siguiente ejemplo el subelemento trabajo es opcional. </text:p>
      <text:p text:style-name="P47">&lt;!ELEMENT telefono (trabajo?, casa ) &gt;</text:p>
      <text:p text:style-name="P27"><text:span text:style-name="T3">Operador uno‐o‐más, +.</text:span> Define un componente presente al menos una vez. En el ejemplo definimos un elemento <text:s/>formado <text:s/>por <text:s/>el <text:s/>nombre <text:s/>de <text:s/>una <text:s/>provincia <text:s/>y <text:s/>otro <text:s/>grupo, <text:s/>que <text:s/>puede <text:s/>aparecer <text:s/>una <text:s/>o <text:s/>varias veces.</text:p>
      <text:p text:style-name="P47">&lt;!ELEMENT provincia (nombre, (cp, ciudad)+ ) &gt;</text:p>
      <text:p text:style-name="P27"><text:span text:style-name="T3">Operador <text:s/>cero‐o‐mas, <text:s/>*</text:span>. <text:s/>Define <text:s/>un <text:s/>componente <text:s/>presente <text:s/>cero, <text:s/>una <text:s/>o <text:s/>varias <text:s/>veces. <text:s/>En <text:s/>el <text:s/>ejemplo <text:s/>el grupo (cp, ciudad) puede no aparecer o hacerlo varias veces. </text:p>
      <text:p text:style-name="P47">&lt;!ELEMENT provincia (nombre, (cp, ciudad)* ) &gt;</text:p>
      <text:p text:style-name="P27"><text:span text:style-name="T3">Operador de elección, |</text:span>. Cuando se utiliza sustituyendo las comas en la declaración de grupos indica que para formar el documento XML hay que elegir entre los elementos separados por este operador. </text:p>
      <text:p text:style-name="P27">En <text:s/>el <text:s/>ejemplo <text:s/>siguiente, <text:s/>el <text:s/>documento <text:s/>XML <text:s/>tendrá <text:s/>elementos <text:s/>provincia <text:s/>que <text:s/>estarán <text:s/>formados <text:s/>por <text:s/>el elemento nombre y el cp (código postal), o por el elemento nombre y la ciudad. </text:p>
      <text:p text:style-name="P47">&lt;!ELEMENT provincia (nombre, (cp | ciudad) ) &gt;</text:p>
      <text:h text:style-name="Heading_20_2" text:outline-level="2">Declaraciones de listas de atributos para los tipos de elementos</text:h>
      <text:p text:style-name="P27">Con &lt;!ATTLIST seguido del nombre del elemento asociado al atributo que <text:s/>se <text:s/>declara, <text:s/>luego <text:s/>el <text:s/>nombre <text:s/>de <text:s/>éste <text:s/>último <text:s/>seguido <text:s/>del <text:s/>tipo <text:s/>de <text:s/>atributo <text:s/>y <text:s/>del <text:s/>modificador. Puede usarse para declarar una lista de atributos asociada a un elemento, o repetirse el número de veces necesario.</text:p>
      <text:p text:style-name="P27"><text:span text:style-name="T3">Enumeración</text:span>, <text:s/>es <text:s/>decir, <text:s/>el <text:s/>atributo <text:s/>solo <text:s/>puede <text:s/>tomar <text:s/>uno <text:s/>de <text:s/>los <text:s/>valores <text:s/>determinados <text:s/>dentro <text:s/>de <text:s/>un paréntesis y separados por el operador |. </text:p>
      <text:p text:style-name="Preformatted_20_Text">&lt;!ATTLIST fecha dia_semana (lunes|martes|miércoles|jueves|viernes|sábado|domingo) #REQUIRED&gt;</text:p>
      <text:p text:style-name="P27"><text:span text:style-name="T3">CDATA</text:span>, se utiliza cuando el atributo es una cadena de texto. </text:p>
      <text:p text:style-name="P27"><text:span text:style-name="T3">ID</text:span>, permite declarar un atributo identificador en un elemento. Hay que recordar que este valor ha de ser único en el documento. Además hay que tener en cuenta que los números no son nombres válidos en XML, por tanto no son un identificador legal de XML. Para resolverlo suele incluirse un <text:soft-page-break/>prefijo en los valores y separarlo con un guión o una letra. </text:p>
      <text:p text:style-name="P28"><text:span text:style-name="T3">IDREF</text:span>, <text:s/>permite <text:s/>hacer <text:s/>referencias <text:s/>a <text:s/>identificadores. <text:s/>En <text:s/>este <text:s/>caso <text:s/>el <text:s/>valor <text:s/>del <text:s/>atributo <text:s/>ha <text:s/>de corresponder con el de un identificador de un elemento existente en el documento. <text:span text:style-name="T10">Permite añadir a los datos una restricción de integridad referencial.</text:span></text:p>
      <text:p text:style-name="P28"><text:span text:style-name="T3">NMTOKEN</text:span>, permite determinar que el valor de un atributo ha de ser una sola palabra compuesta por los caracteres permitidos por XML.</text:p>
      <text:p text:style-name="P28"><text:span text:style-name="T10">- Hemos <text:s/>de <text:s/>declarar <text:s/>si <text:s/>el <text:s/>valor <text:s/>de <text:s/>un <text:s/>atributo <text:s/>es <text:s/>obligatorio <text:s/>o <text:s/>no:</text:span></text:p>
      <text:p text:style-name="P28"><text:span text:style-name="T5">#IMPLIED</text:span><text:span text:style-name="T10">, determina que el atributo sobre el que se aplica es opcional. </text:span></text:p>
      <text:p text:style-name="P28"><text:span text:style-name="T5">#REQUIRED</text:span><text:span text:style-name="T10">, determina que el atributo tiene carácter obligatorio. </text:span></text:p>
      <text:p text:style-name="P28"><text:span text:style-name="T5">#FIXED</text:span><text:span text:style-name="T10">, <text:s/>permite <text:s/>definir <text:s/>un <text:s/>valor <text:s/>fijo <text:s/>para <text:s/>un <text:s/>atributo <text:s/>independientemente <text:s/>de <text:s/>que <text:s/>ese <text:s/>atributo <text:s/>se defina explícitamente en una instancia del elemento en el documento XML. </text:span></text:p>
      <text:p text:style-name="P28"><text:span text:style-name="T5">Literal</text:span><text:span text:style-name="T10">, asigna a un atributo el valor dado por una cadena entre comillas. </text:span><text:s/></text:p>
      <text:h text:style-name="Heading_20_2" text:outline-level="2">Declaraciones de entidades</text:h>
      <text:p text:style-name="P29">Permiten declarar valores constantes dentro de los documentos. Se <text:s/>limitan <text:s/>por <text:s/>"&amp;" <text:s/>y <text:s/>";",  por ejemplo &amp;entidad; <text:s/>No admiten recursividad. Se usa el elemento &lt;!ENTITY&gt;</text:p>
      <text:p text:style-name="P29">Las entidades pueden ser de tres tipos: <text:s/></text:p>
      <text:p text:style-name="P29"><text:span text:style-name="T6">1.- </text:span><text:span text:style-name="T3">Internas</text:span>: Existen cinco entidades predefinidas en el lenguaje, son: <text:s/></text:p>
      <text:p text:style-name="P15"><text:span text:style-name="T3">&amp;lt;</text:span>: Se corresponde con el signo menor que, &lt;. <text:s/></text:p>
      <text:p text:style-name="P15"><text:span text:style-name="T3">&amp;gt;</text:span>: Hace referencia al signo mayor que, &gt;.</text:p>
      <text:p text:style-name="P16"><text:span text:style-name="T3">&amp;quot;</text:span>: Son las comillas rectas dobles, ''. </text:p>
      <text:p text:style-name="P16"><text:span text:style-name="T3">&amp;apos;</text:span>: Es el apóstrofe o comilla simple, '. </text:p>
      <text:p text:style-name="P43"><text:span text:style-name="T3">&amp;amp;</text:span>: Es el et o ampersand, &amp;. </text:p>
      <text:p text:style-name="Text_20_body">Utilizando la siguiente sintaxis se puede definir una entidad diferente: <text:s/></text:p>
      <text:p text:style-name="P47">&lt;!ENTITY nombre_entidad "valor de la entidad"&gt;</text:p>
      <text:p text:style-name="P30">Por ejemplo, &lt;!ENTITY dtd "Definiciones de Tipo de Documento"&gt; </text:p>
      <text:p text:style-name="P30"><text:span text:style-name="T3">2.- Externas</text:span>: Permiten establecer una relación entre el documento XML y otro documento a través de la URL de éste último. Un ejemplo de declaración de una entidad externa es: <text:s/></text:p>
      <text:p text:style-name="Preformatted_20_Text">&lt;!ENTITY nombre_entidad SYSTEM "http://localhost/docsxml/fichero_entidad.xml"&gt;</text:p>
      <text:p text:style-name="Text_20_body">En este caso el contenido de los ficheros es analizado, por lo que deben seguir la sintaxis XML. Cuando es necesario incluir ficheros con formatos binarios, es decir ficheros que no se analicen, se utiliza la palabra reservada <text:span text:style-name="T3">NDATA</text:span> en la definición de la entidad y habrá que asociar a dicha entidad una declaración de notación, tal y como muestra el ejemplo del apartado siguiente.</text:p>
      <text:p text:style-name="P31"><text:span text:style-name="T3">3.- De parámetro</text:span>: Permite dar nombres a partes de un DTD y hacer referencia a ellas a lo largo del mismo. Son especialmente útiles cuando varios elementos del DTD comparten listas de atributos o especificaciones de contenidos. Se denotan por %entidad; <text:s/></text:p>
      <text:p text:style-name="P47">&lt;!ENTITY %direccion "calle, numero?, ciudad, cp"&gt;</text:p>
      <text:p text:style-name="P47">&lt;!ENTITY alumno (dni, %direccion;)&gt;</text:p>
      <text:p text:style-name="P47">&lt;!ENTITY ies (nombre, %direccion;)&gt;</text:p>
      <text:p text:style-name="P31"><text:span text:style-name="T3">De <text:s/>parámetro <text:s/>externas</text:span>: <text:s/>Permite <text:s/>incluir <text:s/>en <text:s/>un <text:s/>DTD <text:s/>elementos <text:s/>externos, <text:s/>lo <text:s/>que <text:s/>se <text:s/>aplica <text:s/>en <text:s/>dividir <text:s/>la definición DTD en varios documentos. <text:s/></text:p>
      <text:p text:style-name="P32">&lt;!ENTITY persona SYSTEM "persona.dtd"&gt;</text:p>
      <text:h text:style-name="Heading_20_2" text:outline-level="2"><text:soft-page-break/>Declaraciones de notación</text:h>
      <text:p text:style-name="P34">Cuando se incluyen ficheros binarios en un fichero, ¿cómo le decimos qué aplicación ha de hacerse cargo de ellos? La respuesta es utilizando notaciones. La sintaxis para declarar notaciones es: <text:s/></text:p>
      <text:p text:style-name="P47">&lt;!NOTATION nombre SYSTEM aplicacion&gt;</text:p>
      <text:p text:style-name="P34">Por ejemplo, una notación llamada gif donde se indica que se hace referencia a un editor de formatos gif para visualizar imágenes será: <text:s/></text:p>
      <text:p text:style-name="P47">&lt;!NOTATION gif SYSTEM "gifEditor.exe"&gt;</text:p>
      <text:p text:style-name="P34">Para asociar una entidad externa no analizada, a esta notación: <text:s/></text:p>
      <text:p text:style-name="P47">&lt;!ENTITY dibujo SYSTEM "imagen.gif" NDATA gif&gt;</text:p>
      <text:h text:style-name="Heading_20_2" text:outline-level="2">Secciones condicionales</text:h>
      <text:p text:style-name="P35">Permiten incluir o ignorar partes de la declaración de un DTD. Para ello se usan dos tokens ( Cadena de caracteres que forman parte del vocabulario de un lenguaje de programación ): <text:s/></text:p>
      <text:p text:style-name="P35"><text:span text:style-name="T3">INCLUDE</text:span>, permite que se vea esa parte de la declaración del DTD. Su sintaxis es: </text:p>
      <text:p text:style-name="P47">&lt;![INCLUDE [Declaraciones visibles] ] &gt;</text:p>
      <text:p text:style-name="P35">Por ejemplo:</text:p>
      <text:p text:style-name="P47">&lt;![INCLUDE [ &lt;!ELEMENT nombre (#PCDATA)&gt;] ] &gt;</text:p>
      <text:p text:style-name="P35"><text:span text:style-name="T3">IGNORE</text:span>, permite ocultar esa sección de declaraciones dentro del DTD. La forma de uso es: </text:p>
      <text:p text:style-name="P47">&lt;![IGNORE [Declaraciones ocultas] ] &gt;</text:p>
      <text:p text:style-name="P35">Por ejemplo:</text:p>
      <text:p text:style-name="P47">&lt;![IGNORE [&lt;!ELEMENT clave (#PCDATA)&gt;] ] &gt;</text:p>
      <text:p text:style-name="P47"/>
      <text:h text:style-name="Heading_20_1" text:outline-level="1">XML Schema</text:h>
      <text:p text:style-name="P36">Cuando los valores de los elementos <text:s/>y <text:s/>atributos <text:s/>de <text:s/>esos <text:s/>ficheros <text:s/>han <text:s/>de <text:s/>corresponder <text:s/>a <text:s/>datos <text:s/>de <text:s/>un <text:s/>tipo <text:s/>determinado, <text:s/>o <text:s/>cumplir determinadas restricciones que no pueden reflejarse en los DTD se definen XML Schemas. <text:s/><text:span text:style-name="T11">(.xsd) Ejemplo:</text:span></text:p>
      <text:p text:style-name="P47">&lt; ?xml version="1.0" encoding="UTF-8" standalone="yes"?&gt;</text:p>
      <text:p text:style-name="P47"><text:tab/>&lt;xs:schema xmlns:xs="http://www.w3.org/2001/XMLSchema"&gt;</text:p>
      <text:p text:style-name="P47"><text:tab/><text:tab/>&lt;xs:element name="alumno" type="xs:string"/&gt;</text:p>
      <text:p text:style-name="P47"><text:tab/>&lt;/xs:schema&gt;</text:p>
      <text:h text:style-name="Heading_20_2" text:outline-level="2">Tipos de datos</text:h>
      <text:p text:style-name="P37">Son los distintos valores que puede tomar el atributo type cuando se declara un elemento o un atributo y representan el tipo de dato que tendrá el elemento o atributo asociado a ese type:</text:p>
      <text:list xml:id="list1425962790022720512" text:style-name="L5">
        <text:list-item>
          <text:p text:style-name="P6"><text:span text:style-name="T3">string</text:span>, se corresponde con una cadena de caracteres UNICODE. </text:p>
        </text:list-item>
        <text:list-item>
          <text:p text:style-name="P6"><text:span text:style-name="T3">boolean</text:span>, representa valores lógicos, es decir que solo pueden tomar dos valores, true o false. </text:p>
        </text:list-item>
        <text:list-item>
          <text:p text:style-name="P6"><text:span text:style-name="T3">integer</text:span>, número entero positivo o negativo. </text:p>
        </text:list-item>
        <text:list-item>
          <text:p text:style-name="P6"><text:span text:style-name="T3">positiveInteger</text:span>, número entero positivo. </text:p>
        </text:list-item>
        <text:list-item>
          <text:p text:style-name="P6"><text:span text:style-name="T3">negativeInteger</text:span>, número entero negativo. </text:p>
        </text:list-item>
        <text:list-item>
          <text:p text:style-name="P7"><text:span text:style-name="T3">decimal</text:span>, número decimal, por ejemplo, 8,97. </text:p>
        </text:list-item>
        <text:list-item>
          <text:p text:style-name="P7"><text:span text:style-name="T7">dateTime</text:span><text:span text:style-name="T12">, representa una fecha y hora absolutas. </text:span></text:p>
        </text:list-item>
        <text:list-item>
          <text:p text:style-name="P7"><text:span text:style-name="T7">duration</text:span><text:span text:style-name="T12">, <text:s/>representa <text:s/>una <text:s/>duración <text:s/>de <text:s/>tiempo <text:s/>expresado <text:s/>en <text:s/>años, <text:s/>meses, <text:s/>días, <text:s/>horas, <text:s/>minutos segundos. El formato es: PnYnMnDTnHnMnS. Ejem. para representar una duración de 2 años, 4 meses, 3 días, 5 horas, 6 minutos y 10 segundos habría que poner: <text:s/>P2Y4M3DT5H6M7S. <text:s/>Se pueden omitir los valores nulos, luego una duración de 2 años <text:s/>será <text:s/>P2Y. <text:s/>Para <text:s/>indicar <text:s/>una <text:s/>duración negativa se pone un signo – precediendo a la P. </text:span></text:p>
        </text:list-item>
        <text:list-item>
          <text:p text:style-name="P7"><text:soft-page-break/><text:span text:style-name="T7">time</text:span><text:span text:style-name="T12">, hora en el formato hh:mm:ss. </text:span></text:p>
        </text:list-item>
        <text:list-item>
          <text:p text:style-name="P7"><text:span text:style-name="T7">date</text:span><text:span text:style-name="T12">, fecha en formato CCYY‐MM‐DD. </text:span></text:p>
        </text:list-item>
        <text:list-item>
          <text:p text:style-name="P7"><text:span text:style-name="T7">gYearMonth</text:span><text:span text:style-name="T12">, representa un mes de un año determinado mediante el formato CCYY‐MM. </text:span></text:p>
        </text:list-item>
        <text:list-item>
          <text:p text:style-name="P7"><text:span text:style-name="T7">gYear</text:span><text:span text:style-name="T12">, indica un año gregoriano, el formato usado es CCYY. </text:span></text:p>
        </text:list-item>
        <text:list-item>
          <text:p text:style-name="P7"><text:span text:style-name="T7">gMothDay</text:span><text:span text:style-name="T12">, representa un día de un mes mediante el formato –MM‐DD. </text:span></text:p>
        </text:list-item>
        <text:list-item>
          <text:p text:style-name="P7"><text:span text:style-name="T7">gDay</text:span><text:span text:style-name="T12">, indica el ordinal del día del mes mediante el formato –DD,</text:span></text:p>
          <text:p text:style-name="P7"><text:span text:style-name="T12">es decir el 4o día del mes será –04. </text:span></text:p>
        </text:list-item>
        <text:list-item>
          <text:p text:style-name="P7"><text:span text:style-name="T7">gMonth</text:span><text:span text:style-name="T12">, representa el mes mediante el formato –MM. Por ejemplo, febrero es –02. </text:span></text:p>
        </text:list-item>
        <text:list-item>
          <text:p text:style-name="P7"><text:span text:style-name="T7">anyURI</text:span><text:span text:style-name="T12">, representa una URI. </text:span></text:p>
        </text:list-item>
        <text:list-item>
          <text:p text:style-name="P7"><text:span text:style-name="T7">language</text:span><text:span text:style-name="T12">, representa los identificadores de lenguaje, valores definidos en RFC 1766. </text:span></text:p>
        </text:list-item>
        <text:list-item>
          <text:p text:style-name="P38"><text:span text:style-name="T7">ID, IDREF, ENTITY, NOTATION, MTOKEN</text:span><text:span text:style-name="T12">. Representan lo mismo que en los DTD's.</text:span></text:p>
        </text:list-item>
      </text:list>
      <text:h text:style-name="Heading_20_2" text:outline-level="2">“Facetas” de los tipos de datos</text:h>
      <text:p text:style-name="P39"><text:span text:style-name="T13">S</text:span>on restricciones que podemos aplicar sobre los valores de los datos de un elemento o atributo. <text:span text:style-name="T8">xs:restriction</text:span><text:span text:style-name="T13">. Se expresan como un elemento dentro de una restricción y se pueden combinar para lograr restringir más el valor del elemento. Son, entre otros: <text:s/></text:span></text:p>
      <text:list xml:id="list7179584020781460529" text:style-name="L6">
        <text:list-item>
          <text:p text:style-name="P8"><text:span text:style-name="T3">length, minlength, maxlentgh</text:span>: Longitud del tipo de datos. </text:p>
        </text:list-item>
        <text:list-item>
          <text:p text:style-name="P8"><text:span text:style-name="T3">enumeration</text:span>: Restringe a un determinado conjunto de valores. </text:p>
        </text:list-item>
      </text:list>
      <text:p text:style-name="P9">Creación de una cadena de texto con una longitud máxima de 9 caracteres y dos valores posibles. <text:s/></text:p>
      <text:p text:style-name="P47">&lt;xs:simpleType name="estado"&gt;</text:p>
      <text:p text:style-name="P47"><text:tab/>&lt;xs:restriction base="xs:string"&gt;</text:p>
      <text:p text:style-name="P47"><text:tab/><text:tab/>&lt;xs:maxLength value="9"/&gt;</text:p>
      <text:p text:style-name="P47"><text:tab/><text:tab/>&lt;xs:enumeration value="conectado"/&gt;</text:p>
      <text:p text:style-name="P47"><text:tab/><text:tab/>&lt;xs:enumeration value="ocupado"/&gt;</text:p>
      <text:p text:style-name="P47"><text:tab/>&lt;/xs:restriction&gt;</text:p>
      <text:p text:style-name="P47">&lt;xs:simpleType&gt;</text:p>
      <text:list xml:id="list4779086728240498062" text:style-name="L7">
        <text:list-item>
          <text:p text:style-name="P10"><text:span text:style-name="T3">whitespace</text:span>: Define el tratamiento de espacios (preserve/replace, collapse).<text:span text:style-name="T14"> </text:span></text:p>
          <text:p text:style-name="P46">&lt;xs:whitespace value="preserve"/&gt;</text:p>
        </text:list-item>
        <text:list-item>
          <text:p text:style-name="P10"><text:span text:style-name="T3">(max/min)(In/Ex)</text:span>clusive: Límites superiores/inferiores del tipo de datos. Cuando son Inclusive el valor que se determine es parte del conjunto de valores válidos para el dato, mientras que cuando se utiliza Exclusive, el valor dado no pertenece al conjunto de valores válidos. </text:p>
        </text:list-item>
        <text:list-item>
          <text:p text:style-name="P10"><text:span text:style-name="T3">totalDigits</text:span>, <text:span text:style-name="T3">fractionDigits</text:span>: número de dígitos totales y decimales de un número decimal.</text:p>
        </text:list-item>
      </text:list>
      <text:p text:style-name="Standard">Creación de un elemento calificaciones de dos dígitos cuyo valor es un número entero comprendido entre 1 y 10, ambos inclusive. <text:s/></text:p>
      <text:p text:style-name="P47">&lt;xs:simpleType name="calificaciones"&gt;</text:p>
      <text:p text:style-name="P47"><text:tab/>&lt;xs:restriction base="xs:integer"&gt;</text:p>
      <text:p text:style-name="P47"><text:tab/><text:tab/>&lt;xs:totalDigits value="2"/&gt;</text:p>
      <text:p text:style-name="P47"><text:tab/><text:tab/>&lt;xs:minExclusive value="0"/&gt;</text:p>
      <text:p text:style-name="P47"><text:tab/><text:tab/>&lt;xs:maxInclusive value="10"/&gt;</text:p>
      <text:p text:style-name="P47"><text:tab/>&lt;/xs:restriction&gt;</text:p>
      <text:p text:style-name="P47">&lt;/xs:simpleType&gt;</text:p>
      <text:list xml:id="list5011989699153758006" text:style-name="L8">
        <text:list-item>
          <text:p text:style-name="P11"><text:span text:style-name="T3">pattern</text:span>: Permite construir máscaras que han de cumplir los datos de un elemento. La siguiente tabla muestra <text:s/>algunos <text:s/>de <text:s/>los <text:s/>caracteres <text:s/>que <text:s/>tienen <text:s/>un <text:s/>significado <text:s/>especial para <text:s/>la <text:s/>generación <text:s/>de <text:s/>las máscaras.</text:p>
        </text:list-item>
      </text:list>
      <text:p text:style-name="P48">[A‐Z a‐z] <text:s/>Letra.<text:tab/><text:tab/><text:tab/><text:tab/><text:span text:style-name="T15">AB<text:tab/>Cadena que es la concatenación [A‐Z] letra mayúscula<text:tab/><text:tab/><text:tab/><text:tab/>de las cadenas A y B.</text:span></text:p>
      <text:p text:style-name="P49">[a‐z] letra minúscula<text:tab/><text:tab/><text:tab/>A?<text:tab/>Cero o una vez la cadena A.</text:p>
      <text:p text:style-name="P49">[0-9] Dígitos decimales.<text:tab/><text:tab/>A+<text:tab/>Una o más veces la cadena A.</text:p>
      <text:p text:style-name="P49">\D <text:tab/>Cualquier carácter excepto <text:tab/>A*<text:tab/>Cero o más veces la cadena A.</text:p>
      <text:p text:style-name="P49"><text:tab/>un dígito decimal.<text:tab/><text:tab/>[abcd] Alguno de los caracteres que </text:p>
      <text:p text:style-name="P49">(A) <text:tab/>Cadena que coincide con A.<text:tab/><text:tab/>están entre corchetes.</text:p>
      <text:p text:style-name="P49"><text:tab/><text:tab/><text:tab/><text:tab/><text:tab/><text:tab/>[^abcd] Cualquier carácter que no esté </text:p>
      <text:p text:style-name="P49"><text:soft-page-break/></text:p>
      <text:p text:style-name="P49">A | B Cadena que es igual a la<text:tab/><text:tab/> entre corchetes.</text:p>
      <text:p text:style-name="P49">cadena A o a la B. <text:tab/><text:tab/><text:tab/>\t<text:tab/> Tabulación. </text:p>
      <text:p text:style-name="Standard">El ejemplo siguiente muestra la utilización de pattern para crear la máscara de un DNI. <text:s/></text:p>
      <text:p text:style-name="P50">&lt;xs:simpleType name="dni"&gt;</text:p>
      <text:p text:style-name="P50"><text:tab/>&lt;xs:restriction base="xs:string"&gt;</text:p>
      <text:p text:style-name="P50"><text:tab/><text:tab/>&lt;xs:pattern value="[0-9] [0-9] [0-9] [0-9] [0-9] [0-9] [0-9] [0-9] [A-Z]"/&gt;</text:p>
      <text:p text:style-name="P50"><text:tab/>&lt;/xs:restriction&gt;</text:p>
      <text:p text:style-name="P50">&lt;/xs:simpleType&gt;</text:p>
      <text:h text:style-name="Heading_20_2" text:outline-level="2">Elementos del lenguaje</text:h>
      <text:list xml:id="list5923849222149274821" text:style-name="L9">
        <text:list-item>
          <text:p text:style-name="P12"><text:span text:style-name="T3">Esquema, xs:schema</text:span>, contiene la definición del esquema. </text:p>
        </text:list-item>
        <text:list-item>
          <text:p text:style-name="P12"><text:span text:style-name="T3">Tipos complejos, xs:complexType</text:span>, define tipos complejos. <text:s/></text:p>
        </text:list-item>
        <text:list-item>
          <text:p text:style-name="P12"><text:span text:style-name="T3">Tipos simples, xs:simpleType</text:span>, permite definir un tipo simple restringiendo sus valores. </text:p>
        </text:list-item>
        <text:list-item>
          <text:p text:style-name="P12"><text:span text:style-name="T3">Restricciones, xs:restriction</text:span>, permite establecer restricción sobre elemento de tipo base.</text:p>
        </text:list-item>
        <text:list-item>
          <text:p text:style-name="P13"><text:span text:style-name="T3">Agrupaciones, <text:s/>xs:group</text:span>, <text:s/>permite <text:s/>nombrar <text:s/>agrupaciones <text:s/>de <text:s/>elementos <text:s/>y <text:s/>de <text:s/>atributos <text:s/>para <text:s/>hacer referencia a ellas. </text:p>
        </text:list-item>
        <text:list-item>
          <text:p text:style-name="P13"><text:span text:style-name="T3">Secuencias, xs:secuence</text:span>, permite construir elementos complejos mediante la enumeración de los que les forman. </text:p>
        </text:list-item>
        <text:list-item>
          <text:p text:style-name="P13"><text:span text:style-name="T3">Alternativa, xs:choice</text:span>, representa alternativas, hay que tener en cuenta que es una o‐exclusiva. </text:p>
        </text:list-item>
        <text:list-item>
          <text:p text:style-name="P13"><text:span text:style-name="T3">Contenido mixto</text:span>, definido <text:s/>dando valor true al atributo mixed del <text:s/>elemento xs:complexType, permite mezclar texto con elementos. </text:p>
        </text:list-item>
        <text:list-item>
          <text:p text:style-name="P13"><text:span text:style-name="T3">Secuencias no ordenadas</text:span>, xs:all, representa a todos los elementos en cualquier orden. </text:p>
        </text:list-item>
      </text:list>
      <text:p text:style-name="P14">Ejemplo de esquema correspondiente a un documento XML para estructurar la información personal sobre los alumnos de un centro educativo. <text:s/></text:p>
      <text:p text:style-name="P51">&lt;?xml version="1.0" encoding="ISO-8859-1"?&gt;</text:p>
      <text:p text:style-name="P51">&lt;xs:schema xmlns:xsd="http://www.w3.org/2001/XMLSchema"&gt;</text:p>
      <text:p text:style-name="P51"><text:tab/>&lt;!-- elemento raíz --&gt;</text:p>
      <text:p text:style-name="P51"><text:tab/>&lt;xs:element name="alumnos" type="datosAlum"/&gt;</text:p>
      <text:p text:style-name="P51"><text:tab/>&lt;!-- Definicion del tipo datosAlum --&gt;</text:p>
      <text:p text:style-name="P51"><text:tab/>&lt;xs:complexType name="datosAlum"&gt;</text:p>
      <text:p text:style-name="P51"><text:tab/><text:tab/>&lt;xs:sequence&gt;</text:p>
      <text:p text:style-name="P51"><text:tab/><text:tab/><text:tab/>&lt;xs:element name="alumno" type="datos" minOccurs="1" maxOccurs="unbounded"/&gt;</text:p>
      <text:p text:style-name="P51"><text:tab/><text:tab/>&lt;/xs:sequence&gt;</text:p>
      <text:p text:style-name="P51"><text:tab/>&lt;/xs:complexType&gt;</text:p>
      <text:p text:style-name="P51"><text:tab/>&lt;!-- Definicion del tipo datos --&gt;</text:p>
      <text:p text:style-name="P51"><text:tab/>&lt;xs:complexType name="datos"&gt;</text:p>
      <text:p text:style-name="P51"><text:tab/><text:tab/>&lt;xs:sequence&gt;</text:p>
      <text:p text:style-name="P51"><text:tab/><text:tab/><text:tab/>&lt;xs:element name="nombre" type="xs:string" minOccurs="1" maxOccurs="1"/&gt;</text:p>
      <text:p text:style-name="P51"><text:tab/><text:tab/><text:tab/>&lt;xs:element name="apellidos" type="xs:string" minOccurs="1" maxOccurs="1"/&gt;</text:p>
      <text:p text:style-name="P51"><text:tab/><text:tab/><text:tab/>&lt;xs:element name="direccion" type="datosDireccion" minOccurs="1" maxOccurs="1"/&gt;</text:p>
      <text:p text:style-name="P51"><text:tab/><text:tab/><text:tab/>&lt;xs:element name="contactar" type="datosContactar" minOccurs="1" maxOccurs="1"/&gt;</text:p>
      <text:p text:style-name="P51"><text:tab/><text:tab/>&lt;/xs:sequence&gt;</text:p>
      <text:p text:style-name="P51"><text:tab/><text:tab/>&lt;!-- Atributos del elemento usuario --&gt;</text:p>
      <text:p text:style-name="P51"><text:tab/><text:tab/>&lt;xs:attribute name="id" type="xs:string"/&gt;</text:p>
      <text:p text:style-name="P51"><text:tab/>&lt;/xs:complexType&gt;</text:p>
      <text:p text:style-name="P51"><text:tab/>&lt;xs:complexType name="datosDireccion"&gt;</text:p>
      <text:p text:style-name="P51"><text:tab/><text:tab/>&lt;xs:sequence&gt;</text:p>
      <text:p text:style-name="P51"><text:tab/><text:tab/><text:tab/>&lt;xs:element name="domicilio" type="xs:string" minOccurs="0" maxOccurs="1"/&gt;</text:p>
      <text:p text:style-name="P51"><text:soft-page-break/><text:tab/><text:tab/><text:tab/>&lt;xs:element name="codigo_postal" minOccurs="0" maxOccurs="1" &gt;</text:p>
      <text:p text:style-name="P51"><text:tab/><text:tab/><text:tab/><text:tab/>&lt;xs:complexType&gt;</text:p>
      <text:p text:style-name="P51"><text:tab/><text:tab/><text:tab/><text:tab/><text:tab/>&lt;xs:attribute name="cp" type="xsd:string"/&gt;</text:p>
      <text:p text:style-name="P51"><text:tab/><text:tab/><text:tab/><text:tab/>&lt;/xs:complexType&gt;</text:p>
      <text:p text:style-name="P51"><text:tab/><text:tab/><text:tab/>&lt;/xs:element&gt;</text:p>
      <text:p text:style-name="P51"><text:tab/><text:tab/><text:tab/>&lt;xs:element name="localidad" type="xs:string" minOccurs="0" maxOccurs="1"/&gt;</text:p>
      <text:p text:style-name="P51"><text:tab/><text:tab/><text:tab/>&lt;xs:element name="provincia" type="xs:string" minOccurs="0" maxOccurs="1"/&gt;</text:p>
      <text:p text:style-name="P51"><text:tab/><text:tab/>&lt;/xs:sequence&gt;</text:p>
      <text:p text:style-name="P51"><text:tab/>&lt;/xs:complexType&gt;</text:p>
      <text:p text:style-name="P51"><text:tab/>&lt;xs:complexType name="datosContactar"&gt;</text:p>
      <text:p text:style-name="P51"><text:tab/><text:tab/>&lt;xs:sequence&gt;</text:p>
      <text:p text:style-name="P51"><text:tab/><text:tab/><text:tab/>&lt;xs:element name="telf_casa" type="xs:string" minOccurs="0" maxOccurs="1"/&gt;</text:p>
      <text:p text:style-name="P51"><text:tab/><text:tab/><text:tab/>&lt;xs:element name="telf_movil" type="xs:string" minOccurs="0" maxOccurs="1"/&gt;</text:p>
      <text:p text:style-name="P51"><text:tab/><text:tab/><text:tab/>&lt;xs:element name="telf_trabajo" type="xs:string" minOccurs="0" maxOccurs="1"/&gt;</text:p>
      <text:p text:style-name="P51"><text:tab/><text:tab/><text:tab/>&lt;xs:element name="email" minOccurs="0" maxOccurs="unbounded" &gt;</text:p>
      <text:p text:style-name="P51"><text:tab/><text:tab/><text:tab/><text:tab/>&lt;xs:complexType&gt;</text:p>
      <text:p text:style-name="P51"><text:tab/><text:tab/><text:tab/><text:tab/><text:tab/>&lt;xs:attribute name="href" type="xs:string"/&gt;</text:p>
      <text:p text:style-name="P51"><text:tab/><text:tab/><text:tab/><text:tab/>&lt;/xs:complexType&gt;</text:p>
      <text:p text:style-name="P51"><text:tab/><text:tab/><text:tab/>&lt;/xs:element&gt;</text:p>
      <text:p text:style-name="P51"><text:tab/><text:tab/>&lt;/xs:sequence&gt;</text:p>
      <text:p text:style-name="P51"><text:tab/>&lt;/xs:complexType&gt;</text:p>
      <text:p text:style-name="P51">&lt;/xs:schema&gt;</text:p>
      <text:h text:style-name="Heading_20_2" text:outline-level="2">Definición de tipos de datos XML Schema</text:h>
      <text:p text:style-name="Text_20_body">Podemos trabajar tanto con datos simples como con estructuras de datos complejos, es  decir, compuestos por el anidamiento de otros datos simples o compuestos.</text:p>
      <text:h text:style-name="Heading_20_3" text:outline-level="3"><text:span text:style-name="T3">Tipos de datos simples</text:span></text:h>
      <text:p text:style-name="P40">Estos <text:s/>datos <text:s/>se <text:s/>suelen <text:s/>definir <text:s/>para <text:s/>hacer <text:s/>una <text:s/>restricción <text:s/>sobre <text:s/>un <text:s/>tipo <text:s/>de <text:s/>datos <text:s/>XDS <text:s/>ya <text:s/>definido <text:s/>y establece el rango de valores que puede tomar. </text:p>
      <text:p text:style-name="Text_20_body">Ejemplo: Creación <text:s/>de <text:s/>un <text:s/>elemento <text:s/>simple <text:s/>de <text:s/>nombre <text:s/>edad <text:s/>que <text:s/>representa <text:s/>la <text:s/>edad <text:s/>de <text:s/>un <text:s/>alumno <text:s/>de <text:s/>la <text:s/>ESO, <text:s/>por tanto su rango está entre los 12 y los 18 años. <text:s/></text:p>
      <text:p text:style-name="P47">&lt;xs:simpleType name="edad"&gt;</text:p>
      <text:p text:style-name="P47"><text:tab/>&lt;xs:restriction base="xsd:positiveInteger"&gt;</text:p>
      <text:p text:style-name="P47"><text:tab/><text:tab/>&lt;xs:maxExclusive value="10"/&gt;</text:p>
      <text:p text:style-name="P47"><text:tab/>&lt;/xs:restriction&gt;</text:p>
      <text:p text:style-name="P47">&lt;/xs:simpleType &gt;</text:p>
      <text:p text:style-name="Text_20_body">También <text:s/>se <text:s/>pueden <text:s/>crear <text:s/>tipos <text:s/>de <text:s/>datos <text:s/>simples <text:s/>basados <text:s/>en <text:s/>listas <text:s/>de <text:s/>valores <text:s/>utilizando <text:s/>el <text:s/>atributo derivedBy de simpleType. <text:s/></text:p>
      <text:p text:style-name="Text_20_body">Ejemplo: Creación de una lista con los días de la semana en letras. <text:s/></text:p>
      <text:p text:style-name="P47">&lt;xs:simpleType name="dia_semana" base="xs:string" derivedBy="list"/&gt;</text:p>
      <text:p text:style-name="P52">&lt;dia_semana&gt;Lunes Martes Miercoles Jueves Viernes Sabado Domingo&lt;dia_semana&gt;</text:p>
      <text:p text:style-name="P47">&lt;/xs:simpleType&gt;</text:p>
      <text:h text:style-name="Heading_20_3" text:outline-level="3"><text:span text:style-name="T3">Tipos de datos compuestos</text:span></text:h>
      <text:p text:style-name="Text_20_body">El <text:s/>elemento <text:s/><text:span text:style-name="T3">xsd:complexType</text:span> <text:s/>permite <text:s/>definir <text:s/>estructuras <text:s/>complejas <text:s/>de <text:s/>datos. <text:s/>Su <text:s/>contenido <text:s/>son <text:s/>las declaraciones <text:s/>de <text:s/>elementos <text:s/>y <text:s/>atributos, <text:s/>o <text:s/>referencias <text:s/>a <text:s/>elementos <text:s/>y <text:s/>atributos <text:s/><text:soft-page-break/>declarados <text:s/>de <text:s/>forma global. Para determinar el orden en que estos elementos aparecen en el documento XML se utiliza el elemento. <text:s/></text:p>
      <text:p text:style-name="Text_20_body">Ej<text:span text:style-name="T16">emplo: </text:span>Creación <text:s/>de <text:s/>un <text:s/>elemento <text:s/>compuesto <text:s/>de <text:s/>nombre <text:s/>alumno, <text:s/>formado <text:s/>por <text:s/>los <text:s/>elementos <text:s/>nombre, <text:s/>apellidos, web personal. <text:s/></text:p>
      <text:p text:style-name="P47">&lt;xs:complexType name="alumno"&gt;</text:p>
      <text:p text:style-name="P47"><text:tab/>&lt;xs:secuence&gt;</text:p>
      <text:p text:style-name="P47"><text:tab/><text:tab/>&lt;xs:element name="nombre" type="xs:string" minOccurs="1" maxOccurs="1"/&gt;</text:p>
      <text:p text:style-name="P47"><text:tab/><text:tab/>&lt;xs:element name="apellidos" type="xs:string" minOccurs="1" maxOccurs="1"/&gt;</text:p>
      <text:p text:style-name="P47"><text:tab/><text:tab/>&lt;xs:element name="web" type="xs:string" minOccurs="0" maxOccurs="5"&gt;</text:p>
      <text:p text:style-name="P47"><text:tab/><text:tab/><text:tab/>&lt;xs:complexType&gt;</text:p>
      <text:p text:style-name="P47"><text:tab/><text:tab/><text:tab/><text:tab/>&lt;xs:attribute name="href" type="xs:string"/&gt;</text:p>
      <text:p text:style-name="P47"><text:tab/><text:tab/><text:tab/>&lt;/xs:complexType&gt;</text:p>
      <text:p text:style-name="P47"><text:tab/><text:tab/>&lt;/xs:element&gt;</text:p>
      <text:p text:style-name="P47"><text:tab/>&lt;xs:secuence&gt;</text:p>
      <text:p text:style-name="P47">&lt;/xs:complexType&gt;</text:p>
      <text:h text:style-name="Heading_20_2" text:outline-level="2">Asociación con documentos XML</text:h>
      <text:p text:style-name="P41">El <text:s/>modo <text:s/>de <text:s/>asociar <text:s/>un <text:s/>esquema <text:s/>a <text:s/>un <text:s/>documento <text:s/>XML <text:s/>es <text:s/>un <text:s/>espacio <text:s/>de <text:s/>nombres <text:s/>al <text:s/>ejemplar <text:s/>del documento, donde se indica la ruta de localización de los ficheros esquema mediante su URI, precedida del prefijo " xsi:". <text:s/></text:p>
      <text:p text:style-name="P41">Ejemplo: Un <text:s/>documento <text:s/>XML <text:s/>asociado <text:s/>al <text:s/>esquema <text:s/>que <text:s/>se <text:s/>ha <text:s/>realizado <text:s/>anteriormente <text:s text:c="2"/>para <text:s/>estructurar <text:s/>la  información personal sobre los alumnos de un centro educativo: <text:s/></text:p>
      <text:p text:style-name="P47">&lt;?xml version="1.0" encoding="ISO-8859-1"? &gt;</text:p>
      <text:p text:style-name="P47"><text:tab/>&lt;alumnos xmlns:xsi="http://www.w3.org/2001/XMLSchema-instance" xsi:SchemaLocation="file:/C:/Users/Ana_Desktop/alumnos.xsd"&gt;</text:p>
      <text:p text:style-name="P47"><text:tab/>&lt;alumno&gt; …</text:p>
      <text:h text:style-name="Heading_20_2" text:outline-level="2">Documentación del esquema. </text:h>
      <text:p text:style-name="Text_20_body"><text:span text:style-name="T17">M</text:span>odo de incorporar cierta documentación (quién es el autor, limitaciones de derechos de autor, utilidad del esquema, etc.) <text:span text:style-name="T17">pero los <text:s/>analizadores <text:s/>no <text:s/>garantizan <text:s/>que <text:s/>los <text:s/>comentarios <text:s/>no <text:s/>se <text:s/>modifiquen <text:s/>al <text:s/>procesar <text:s/>los <text:s/>documentos <text:s/>y <text:s/>por tanto, que los datos añadidos no se pierdan en algún proceso de transformación del documento. </text:span></text:p>
      <text:p text:style-name="P41">En <text:s/>lugar <text:s/>de <text:s/>usar <text:s/>los <text:s/>comentarios, <text:s/>XML <text:s/>Schema <text:s/>tiene <text:s/>definido <text:s/>un <text:s/>elemento <text:s/>xs:annotation <text:s/>que <text:s/>permite guardar información adicional. Este elemento a su vez puede contener una combinación de otros dos que son: <text:s/></text:p>
      <text:list xml:id="list6236086142260452644" text:style-name="L10">
        <text:list-item>
          <text:p text:style-name="P42"><text:span text:style-name="T3">xs:documentation</text:span>, además de contener elementos de esquema puede contener elementos XML bien estructurados. </text:p>
          <text:p text:style-name="P42">También permite determinar el idioma del documento mediante el atributo xml:lang. <text:s/></text:p>
        </text:list-item>
        <text:list-item>
          <text:p text:style-name="P42"><text:span text:style-name="T3">xs:appinfo</text:span>, se diferencia muy poco del elemento anterior, aunque lo que se pretendió inicialmente era que xs:documentation fuese legible para los usuarios y que xs:appinfo guardase información para los programas de software. <text:s/></text:p>
          <text:p text:style-name="P42">También es usado para generar una ayuda contextual para cada elemento declarado en el esque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6-05T20:38:18.497781001</meta:creation-date>
    <dc:date>2014-06-06T00:36:58.008069094</dc:date>
    <dc:creator>javguerra </dc:creator>
    <meta:editing-duration>PT3H47M47S</meta:editing-duration>
    <meta:editing-cycles>34</meta:editing-cycles>
    <meta:generator>LibreOffice/4.1.3.2$Linux_X86_64 LibreOffice_project/410m0$Build-2</meta:generator>
    <meta:document-statistic meta:table-count="0" meta:image-count="0" meta:object-count="0" meta:page-count="8" meta:paragraph-count="272" meta:word-count="2741" meta:character-count="19927" meta:non-whitespace-character-count="16536"/>
  </office:meta>
</office:document-meta>
</file>